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</text:list-level-style-number>
      <text:list-level-style-bullet text:level="2" text:style-name="WW_CharLFO9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Standard" style:family="paragraph">
      <style:paragraph-properties fo:text-align="center" fo:margin-bottom="0.0833in" fo:line-height="100%" fo:text-indent="0.2916in" fo:background-color="#FFFFFF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 fo:language="en" fo:country="US"/>
    </style:style>
    <style:style style:name="P14" style:parent-style-name="Standard" style:family="paragraph">
      <style:paragraph-properties fo:text-align="center" fo:margin-bottom="0.0833in" fo:text-indent="0.2916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P1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2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5" style:parent-style-name="Standard" style:family="paragraph">
      <style:paragraph-properties fo:text-align="center" fo:margin-bottom="0.0833in" fo:line-height="100%" fo:text-indent="0.2916in" fo:background-color="#FFFFFF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justify" fo:background-color="#FFFFFF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 fo:background-color="#FFFFFF"/>
      <style:text-properties style:font-name="Consolas" style:font-name-complex="Times New Roman" fo:font-size="14pt" style:font-size-asian="14pt" style:font-size-complex="14pt" fo:language="en" fo:country="US"/>
    </style:style>
    <style:style style:name="P52" style:parent-style-name="Standard" style:family="paragraph">
      <style:paragraph-properties fo:text-align="justify" fo:background-color="#FFFFFF"/>
      <style:text-properties style:font-name="Consolas" style:font-name-complex="Times New Roman" fo:font-size="14pt" style:font-size-asian="14pt" style:font-size-complex="14pt" fo:language="en" fo:country="US"/>
    </style:style>
    <style:style style:name="P53" style:parent-style-name="Standard" style:family="paragraph">
      <style:paragraph-properties fo:text-align="justify" fo:background-color="#FFFFFF"/>
      <style:text-properties style:font-name="Consolas" style:font-name-complex="Times New Roman" fo:font-size="14pt" style:font-size-asian="14pt" style:font-size-complex="14pt" fo:language="en" fo:country="US"/>
    </style:style>
    <style:style style:name="P54" style:parent-style-name="Standard" style:family="paragraph">
      <style:paragraph-properties fo:text-align="justify" fo:background-color="#FFFFFF"/>
      <style:text-properties style:font-name="Consolas" style:font-name-complex="Times New Roman" fo:font-size="14pt" style:font-size-asian="14pt" style:font-size-complex="14pt" fo:language="en" fo:country="US"/>
    </style:style>
    <style:style style:name="P55" style:parent-style-name="Standard" style:family="paragraph">
      <style:paragraph-properties fo:text-align="justify" fo:background-color="#FFFFFF"/>
      <style:text-properties style:font-name="Consolas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57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58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text-align="justify" fo:background-color="#FFFFFF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align="justify" fo:background-color="#FFFFFF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text-align="justify" fo:background-color="#FFFFFF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justify" fo:background-color="#FFFFFF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text-align="justify" fo:background-color="#FFFFFF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text-align="justify" fo:background-color="#FFFFFF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3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14" style:parent-style-name="Standard" style:family="paragraph">
      <style:paragraph-properties fo:text-align="justify" fo:background-color="#FFFFFF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7" style:parent-style-name="Standard" style:family="paragraph">
      <style:paragraph-properties fo:text-align="justify" fo:background-color="#FFFFFF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1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2" style:parent-style-name="Standard" style:family="paragraph">
      <style:paragraph-properties fo:text-align="justify" fo:background-color="#FFFFFF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 fo:background-color="#FFFFFF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 fo:background-color="#FFFFFF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4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Standard" style:family="paragraph">
      <style:paragraph-properties fo:text-align="justify" fo:margin-left="0.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2" style:parent-style-name="Standard" style:family="paragraph">
      <style:paragraph-properties fo:text-align="justify" fo:background-color="#FFFFFF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paragraph-properties fo:text-align="justify" fo:background-color="#FFFFFF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0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1" style:parent-style-name="Standard" style:family="paragraph">
      <style:paragraph-properties fo:widows="2" fo:orphans="2" style:vertical-align="auto" fo:line-height="100%">
        <style:tab-stops>
          <style:tab-stop style:type="left" style:position="-2.5361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widows="2" fo:orphans="2" style:vertical-align="auto" fo:line-height="100%">
        <style:tab-stops>
          <style:tab-stop style:type="left" style:position="-5.5361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fo:widows="2" fo:orphans="2" style:vertical-align="auto" fo:line-height="100%">
        <style:tab-stops>
          <style:tab-stop style:type="left" style:position="-5.5361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widows="2" fo:orphans="2" style:vertical-align="auto" fo:line-height="100%">
        <style:tab-stops>
          <style:tab-stop style:type="left" style:position="-5.5361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widows="2" fo:orphans="2" style:vertical-align="auto" fo:line-height="100%">
        <style:tab-stops>
          <style:tab-stop style:type="left" style:position="-5.5361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6" style:parent-style-name="Standard" style:family="paragraph">
      <style:paragraph-properties fo:widows="2" fo:orphans="2" style:vertical-align="auto" fo:line-height="100%">
        <style:tab-stops>
          <style:tab-stop style:type="left" style:position="-2.5361in"/>
        </style:tab-stops>
      </style:paragraph-properties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0" style:parent-style-name="Standard" style:family="paragraph">
      <style:paragraph-properties fo:widows="2" fo:orphans="2" style:vertical-align="auto" fo:line-height="100%">
        <style:tab-stops>
          <style:tab-stop style:type="left" style:position="-2.5361in"/>
        </style:tab-stops>
      </style:paragraph-properties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1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2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8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9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paragraph-properties fo:widows="2" fo:orphans="2" style:vertical-align="auto" fo:line-height="100%">
        <style:tab-stops>
          <style:tab-stop style:type="left" style:position="-2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92" style:parent-style-name="Standard" style:family="paragraph">
      <style:paragraph-properties fo:widows="2" fo:orphans="2" style:vertical-align="auto" fo:line-height="100%">
        <style:tab-stops>
          <style:tab-stop style:type="left" style:position="-2.25in"/>
        </style:tab-stops>
      </style:paragraph-properties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4" style:parent-style-name="Standard" style:family="paragraph">
      <style:paragraph-properties fo:widows="2" fo:orphans="2" style:vertical-align="auto" fo:line-height="100%">
        <style:tab-stops>
          <style:tab-stop style:type="left" style:position="-2.25in"/>
        </style:tab-stops>
      </style:paragraph-properties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9" style:parent-style-name="Standard" style:family="paragraph">
      <style:paragraph-properties fo:margin-top="0.1666in" fo:margin-bottom="0.1666in" fo:line-height="100%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03" style:parent-style-name="Standard" style:family="paragraph">
      <style:paragraph-properties fo:margin-top="0.1666in" fo:margin-bottom="0.1666in" fo:line-height="100%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7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8" style:parent-style-name="Standard" style:family="paragraph">
      <style:paragraph-properties fo:margin-top="0.1666in" fo:margin-bottom="0.1666in" fo:line-height="100%"/>
    </style:style>
    <style:style style:name="T209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10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11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12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13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4pt" style:font-size-asian="14pt" style:font-size-complex="14pt" fo:language="en" fo:country="US"/>
    </style:style>
    <style:style style:name="P214" style:parent-style-name="Standard" style:family="paragraph">
      <style:paragraph-properties fo:text-align="center" fo:background-color="#FFFFFF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20" style:parent-style-name="Standard" style:family="paragraph">
      <style:paragraph-properties fo:background-color="#FFFFFF"/>
      <style:text-properties fo:language="en" fo:country="US"/>
    </style:style>
    <style:style style:name="P221" style:parent-style-name="Standard" style:family="paragraph">
      <style:paragraph-properties fo:background-color="#FFFFFF"/>
    </style:style>
    <style:style style:name="T222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T223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224" style:parent-style-name="Standard" style:family="paragraph">
      <style:paragraph-properties fo:background-color="#FFFFFF"/>
      <style:text-properties fo:language="en" fo:country="US"/>
    </style:style>
    <style:style style:name="P22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/>
    </style:style>
    <style:style style:name="TableColumn227" style:family="table-column">
      <style:table-column-properties style:column-width="1.3965in"/>
    </style:style>
    <style:style style:name="TableColumn228" style:family="table-column">
      <style:table-column-properties style:column-width="0.025in"/>
    </style:style>
    <style:style style:name="Table226" style:family="table">
      <style:table-properties style:width="1.4215in" fo:margin-left="0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1" style:parent-style-name="Обычный" style:family="paragraph">
      <style:paragraph-properties fo:widows="0" fo:orphans="0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232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3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4" style:parent-style-name="Заголовок2" style:family="paragraph">
      <style:paragraph-properties fo:margin-bottom="0in" fo:background-color="#FFFFFF"/>
    </style:style>
    <style:style style:name="T235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236" style:parent-style-name="Textbody" style:family="paragraph">
      <style:text-properties style:font-name="Consolas" fo:language="en" fo:country="US"/>
    </style:style>
    <style:style style:name="P237" style:parent-style-name="Заголовок2" style:family="paragraph">
      <style:paragraph-properties fo:margin-bottom="0in" fo:background-color="#FFFFFF"/>
    </style:style>
    <style:style style:name="T238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239" style:parent-style-name="Textbody" style:family="paragraph">
      <style:text-properties fo:language="en" fo:country="US"/>
    </style:style>
    <style:style style:name="P240" style:parent-style-name="Заголовок2" style:family="paragraph">
      <style:paragraph-properties fo:margin-bottom="0in" fo:background-color="#FFFFFF"/>
    </style:style>
    <style:style style:name="T241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242" style:parent-style-name="Textbody" style:family="paragraph">
      <style:text-properties style:font-name="Consolas" fo:language="en" fo:country="US"/>
    </style:style>
    <style:style style:name="P243" style:parent-style-name="Textbody" style:family="paragraph">
      <style:text-properties fo:language="en" fo:country="US"/>
    </style:style>
    <style:style style:name="T244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245" style:parent-style-name="Textbody" style:family="paragraph">
      <style:text-properties fo:language="en" fo:country="US"/>
    </style:style>
    <style:style style:name="T246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247" style:parent-style-name="Textbody" style:family="paragraph">
      <style:text-properties fo:language="en" fo:country="US"/>
    </style:style>
    <style:style style:name="P248" style:parent-style-name="Textbody" style:family="paragraph">
      <style:text-properties style:font-name="Consolas" fo:language="en" fo:country="US"/>
    </style:style>
    <style:style style:name="P249" style:parent-style-name="Textbody" style:family="paragraph">
      <style:text-properties style:font-name="Consolas" fo:language="en" fo:country="US"/>
    </style:style>
    <style:style style:name="T250" style:parent-style-name="Основнойшрифтабзаца" style:family="text">
      <style:text-properties style:font-name="Consolas" fo:language="en" fo:country="US"/>
    </style:style>
    <style:style style:name="T251" style:parent-style-name="Основнойшрифтабзаца" style:family="text">
      <style:text-properties style:font-name="Consolas"/>
    </style:style>
    <style:style style:name="T252" style:parent-style-name="Основнойшрифтабзаца" style:family="text">
      <style:text-properties style:font-name="Consolas" fo:language="en" fo:country="US"/>
    </style:style>
    <style:style style:name="P253" style:parent-style-name="Textbody" style:family="paragraph">
      <style:text-properties style:font-name="Consolas" fo:language="en" fo:country="US"/>
    </style:style>
    <style:style style:name="P254" style:parent-style-name="Textbody" style:family="paragraph">
      <style:text-properties style:font-name="Consolas" fo:language="en" fo:country="US"/>
    </style:style>
    <style:style style:name="P255" style:parent-style-name="Textbody" style:family="paragraph">
      <style:text-properties style:font-name="Consolas" fo:language="en" fo:country="US"/>
    </style:style>
    <style:style style:name="P256" style:parent-style-name="Textbody" style:family="paragraph">
      <style:text-properties style:font-name="Consolas" fo:language="en" fo:country="US"/>
    </style:style>
    <style:style style:name="P257" style:parent-style-name="Textbody" style:family="paragraph">
      <style:text-properties style:font-name="Consolas" fo:language="en" fo:country="US"/>
    </style:style>
    <style:style style:name="P258" style:parent-style-name="Textbody" style:family="paragraph">
      <style:text-properties style:font-name="Consolas" fo:language="en" fo:country="US"/>
    </style:style>
    <style:style style:name="P25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2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3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264" style:parent-style-name="Standard" style:family="paragraph">
      <style:paragraph-properties fo:background-color="#FFFFFF"/>
    </style:style>
    <style:style style:name="T265" style:parent-style-name="Гиперссылка" style:family="text">
      <style:text-properties fo:font-size="14pt" style:font-size-asian="14pt" style:font-size-complex="14pt"/>
    </style:style>
    <style:style style:name="P266" style:parent-style-name="Standard" style:family="paragraph">
      <style:paragraph-properties fo:background-color="#FFFFFF"/>
      <style:text-properties fo:font-size="14pt" style:font-size-asian="14pt" style:font-size-complex="14pt"/>
    </style:style>
    <style:style style:name="P267" style:parent-style-name="Standard" style:family="paragraph">
      <style:paragraph-properties fo:background-color="#FFFFFF"/>
    </style:style>
    <style:style style:name="P268" style:parent-style-name="Обычный" style:family="paragraph">
      <style:paragraph-properties fo:text-align="center"/>
    </style:style>
    <style:style style:name="T2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0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1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2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3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4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6" style:parent-style-name="Обычный" style:family="paragraph">
      <style:paragraph-properties fo:text-align="justify"/>
    </style:style>
    <style:style style:name="P277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8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9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28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28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3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6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7" style:parent-style-name="Standard" style:family="paragraph">
      <style:paragraph-properties fo:margin-top="0.1666in" fo:line-height="135%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92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3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5" style:parent-style-name="Standard" style:family="paragraph">
      <style:paragraph-properties fo:text-align="justify" fo:line-height="100%" fo:background-color="#FFFFFF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297" style:parent-style-name="Standard" style:family="paragraph">
      <style:paragraph-properties fo:margin-top="0.1666in" fo:line-height="100%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<text:s/>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<text:span text:style-name="T12">Лабораторная работа №<text:s/></text:span><text:span text:style-name="T13">5</text:span></text:p>
      <text:p text:style-name="P14"><text:span text:style-name="T15">Тема:</text:span><text:span text:style-name="T16"> </text:span><text:span text:style-name="T17">Основы работы с коллекциями: итераторы</text:span></text:p>
      <text:p text:style-name="P18"/>
      <text:p text:style-name="P19"><text:s/></text:p>
      <text:p text:style-name="P20"><text:s/></text:p>
      <text:p text:style-name="P21"><text:s/></text:p>
      <text:p text:style-name="P22">Студент: Пермяков Никита Александрович</text:p>
      <text:p text:style-name="P23">Группа: 80-208</text:p>
      <text:p text:style-name="P24">Преподаватель: Чернышов Л.Н.</text:p>
      <text:p text:style-name="P25">Дата:</text:p>
      <text:p text:style-name="P26">Оценка:</text:p>
      <text:p text:style-name="P27"/>
      <text:p text:style-name="P28"/>
      <text:p text:style-name="P29"/>
      <text:p text:style-name="P30"><text:s/></text:p>
      <text:p text:style-name="P31"/>
      <text:p text:style-name="P32"/>
      <text:p text:style-name="P33"/>
      <text:p text:style-name="P34"/>
      <text:p text:style-name="P35"><text:span text:style-name="T36">Москва, 2020</text:span></text:p>
      <text:soft-page-break/>
      <text:list text:style-name="LFO4" text:continue-numbering="true">
        <text:list-item>
          <text:p text:style-name="P37">Постановка<text:s/>задачи</text:p>
        </text:list-item>
      </text:list>
      <text:p text:style-name="P38"/>
      <text:p text:style-name="P39"><text:span text:style-name="T40">Разработать шаблоны классо</text:span><text:span text:style-name="T41">в</text:span><text:span text:style-name="T42">. <text:s/>Параметром шаблона должен являться скалярный тип данных задающий тип данных для оси координат. Классы должны иметь публичные поля. Фигуры являются фигурами вращения, т.е. равносторонними (кроме трапеции и прямоугольника). Для хранения координат фигур необходимо использовать шаблон <text:s/></text:span><text:span text:style-name="T43">std</text:span><text:span text:style-name="T44">::</text:span><text:span text:style-name="T45">pair</text:span><text:span text:style-name="T46">.</text:span></text:p>
      <text:p text:style-name="P47"/>
      <text:p text:style-name="P48"/>
      <text:p text:style-name="P49">Например:</text:p>
      <text:p text:style-name="P50"/>
      <text:p text:style-name="P51">template &lt;class T&gt;</text:p>
      <text:p text:style-name="P52">struct Square{</text:p>
      <text:p text:style-name="P53">    using vertex_t = std::pair&lt;T,T&gt;;</text:p>
      <text:p text:style-name="P54">    vertex_t a,b,c,d;</text:p>
      <text:p text:style-name="P55">};</text:p>
      <text:p text:style-name="P56"/>
      <text:p text:style-name="P57"/>
      <text:p text:style-name="P58">Создать шаблон динамической коллекцию, согласно варианту задания:</text:p>
      <text:list text:style-name="LFO9" text:continue-numbering="true">
        <text:list-item>
          <text:p text:style-name="P59"><text:span text:style-name="T60">Коллекция должна быть реализована с помощью умных указателей (</text:span><text:span text:style-name="T61">std</text:span><text:span text:style-name="T62">::</text:span><text:span text:style-name="T63">shared</text:span><text:span text:style-name="T64">_</text:span><text:span text:style-name="T65">ptr</text:span><text:span text:style-name="T66">,<text:s/></text:span><text:span text:style-name="T67">std</text:span><text:span text:style-name="T68">::</text:span><text:span text:style-name="T69">weak</text:span><text:span text:style-name="T70">_</text:span><text:span text:style-name="T71">ptr</text:span><text:span text:style-name="T72">). Опционально использование<text:s/></text:span><text:span text:style-name="T73">std</text:span><text:span text:style-name="T74">::</text:span><text:span text:style-name="T75">unique</text:span><text:span text:style-name="T76">_</text:span><text:span text:style-name="T77">ptr</text:span><text:span text:style-name="T78">;</text:span></text:p>
        </text:list-item>
        <text:list-item>
          <text:p text:style-name="P79">В качестве параметра шаблона коллекция должна принимать тип данных - фигуры;</text:p>
        </text:list-item>
        <text:list-item>
          <text:p text:style-name="P80"><text:span text:style-name="T81">Реализовать<text:s/></text:span><text:span text:style-name="T82">forward</text:span><text:span text:style-name="T83">_</text:span><text:span text:style-name="T84">iterator</text:span><text:span text:style-name="T85"><text:s/>по коллекции;</text:span></text:p>
        </text:list-item>
        <text:list-item>
          <text:p text:style-name="P86"><text:span text:style-name="T87">Коллекция должны возвращать итераторы<text:s/></text:span><text:span text:style-name="T88">begin</text:span><text:span text:style-name="T89">() и <text:s/></text:span><text:span text:style-name="T90">end</text:span><text:span text:style-name="T91">();</text:span></text:p>
        </text:list-item>
        <text:list-item>
          <text:p text:style-name="P92"><text:span text:style-name="T93">Коллекция должна содержать метод вставки на позицию итератора<text:s/></text:span><text:span text:style-name="T94">insert</text:span><text:span text:style-name="T95">(</text:span><text:span text:style-name="T96">iterator</text:span><text:span text:style-name="T97">);</text:span></text:p>
        </text:list-item>
        <text:list-item>
          <text:p text:style-name="P98"><text:span text:style-name="T99">Коллекция должна содержать метод удаления из позиции итератора<text:s/></text:span><text:span text:style-name="T100">erase</text:span><text:span text:style-name="T101">(</text:span><text:span text:style-name="T102">iterator</text:span><text:span text:style-name="T103">);</text:span></text:p>
        </text:list-item>
        <text:list-item>
          <text:p text:style-name="P104">При выполнении недопустимых операций (например выход аз границы коллекции или удаление не существующего элемента) необходимо генерировать исключения;</text:p>
        </text:list-item>
        <text:list-item>
          <text:p text:style-name="P105"><text:span text:style-name="T106">Итератор должен быть совместим со стандартными алгоритмами (например,<text:s/></text:span><text:span text:style-name="T107">std</text:span><text:span text:style-name="T108">::</text:span><text:span text:style-name="T109">count</text:span><text:span text:style-name="T110">_</text:span><text:span text:style-name="T111">if</text:span><text:span text:style-name="T112">)</text:span></text:p>
        </text:list-item>
        <text:list-item>
          <text:p text:style-name="P113">Коллекция должна содержать метод доступа:</text:p>
          <text:list text:continue-numbering="true">
            <text:list-item>
              <text:p text:style-name="P114"><text:span text:style-name="T115">Стек –<text:s/></text:span><text:span text:style-name="T116">pop, push, top;</text:span></text:p>
            </text:list-item>
            <text:list-item>
              <text:p text:style-name="P117"><text:span text:style-name="T118">Очередь –<text:s/></text:span><text:span text:style-name="T119">pop, push, top;</text:span></text:p>
            </text:list-item>
            <text:list-item>
              <text:p text:style-name="P120">Список, Динамический массив – доступ к элементу по оператору [];</text:p>
            </text:list-item>
          </text:list>
        </text:list-item>
        <text:list-item>
          <text:p text:style-name="P121">Реализовать программу, которая:</text:p>
          <text:list text:continue-numbering="true">
            <text:list-item>
              <text:p text:style-name="P122"><text:span text:style-name="T123">Позволяет вводить с клавиатуры фигуры (с типом<text:s/></text:span><text:span text:style-name="T124">int</text:span><text:span text:style-name="T125"><text:s/>в качестве параметра шаблона фигуры) и добавлять в коллекцию;</text:span></text:p>
            </text:list-item>
            <text:list-item>
              <text:p text:style-name="P126">Позволяет удалять элемент из коллекции по номеру элемента;</text:p>
            </text:list-item>
            <text:list-item>
              <text:p text:style-name="P127"><text:span text:style-name="T128">Выводит на экран введенные фигуры<text:s/></text:span><text:span text:style-name="T129">c</text:span><text:span text:style-name="T130"><text:s/>помощью<text:s/></text:span><text:span text:style-name="T131">std</text:span><text:span text:style-name="T132">::</text:span><text:span text:style-name="T133">for</text:span><text:span text:style-name="T134">_</text:span><text:span text:style-name="T135">each</text:span><text:span text:style-name="T136">;</text:span></text:p>
            </text:list-item>
            <text:list-item>
              <text:p text:style-name="P137"><text:span text:style-name="T138">Выводит на экран количество объектов, у которых площадь меньше заданной (с помощью <text:s/></text:span><text:span text:style-name="T139">std::count_if);</text:span></text:p>
            </text:list-item>
          </text:list>
        </text:list-item>
      </text:list>
      <text:p text:style-name="P140"/>
      <text:p text:style-name="P141"/>
      <text:p text:style-name="P142">Вариант:<text:s/>19</text:p>
      <text:p text:style-name="P143"/>
      <text:p text:style-name="P144">Контейнер:</text:p>
      <text:list text:style-name="LFO5" text:continue-numbering="true">
        <text:list-item>
          <text:p text:style-name="P145">Очередь</text:p>
        </text:list-item>
      </text:list>
      <text:p text:style-name="P146"/>
      <text:p text:style-name="P147">Структура:</text:p>
      <text:list text:style-name="LFO5" text:continue-numbering="true">
        <text:list-item>
          <text:p text:style-name="P148">Прямоугольник</text:p>
        </text:list-item>
      </text:list>
      <text:p text:style-name="P149"/>
      <text:p text:style-name="P150"/>
      <text:p text:style-name="P151"/>
      <text:p text:style-name="P152"><text:span text:style-name="T153">Цель:</text:span></text:p>
      <text:list text:style-name="LFO5" text:continue-numbering="true">
        <text:list-item>
          <text:p text:style-name="P154"><text:span text:style-name="T155">Изучение основ работы с коллекциями, знакомство с шаблоном проектирования «Итератор»;</text:span></text:p>
        </text:list-item>
      </text:list>
      <text:p text:style-name="P156"/>
      <text:p text:style-name="P157"/>
      <text:p text:style-name="P158"/>
      <text:list text:style-name="LFO4" text:continue-numbering="true">
        <text:list-item>
          <text:p text:style-name="P159">Описание программы</text:p>
        </text:list-item>
      </text:list>
      <text:p text:style-name="P160"/>
      <text:list text:style-name="LFO7" text:continue-numbering="true">
        <text:list-item>
          <text:p text:style-name="P161">Программа выполняет определённые действия по введённым командам:</text:p>
          <text:list text:continue-numbering="true">
            <text:list-item>
              <text:p text:style-name="P162">0 — выход из программы;</text:p>
            </text:list-item>
            <text:list-item>
              <text:p text:style-name="P163">1,2,3 - создание фигуры (Квадрат, Прямоугольник, Треугольник соответственно), обновление вершин через ввод и проверка;</text:p>
            </text:list-item>
            <text:list-item>
              <text:p text:style-name="P164">4 - вывод данных<text:s/>вершин;</text:p>
            </text:list-item>
            <text:list-item>
              <text:p text:style-name="P165">5 - вывод площади</text:p>
            </text:list-item>
          </text:list>
        </text:list-item>
        <text:list-item>
          <text:p text:style-name="P166"><text:span text:style-name="T167">Функция<text:s/></text:span><text:span text:style-name="T168">Print</text:span><text:span text:style-name="T169">() возвращает содержимое кортежа. Она определена для tuple.</text:span></text:p>
        </text:list-item>
        <text:list-item>
          <text:p text:style-name="P170"><text:span text:style-name="T171">Функция<text:s/></text:span><text:span text:style-name="T172">Square</text:span><text:span text:style-name="T173">() вычисляет площадь данной фигуры или совокупности точек в кортеже в зависимости от типа фигуры по методу Гаусса (формула землемера, метод шун</text:span><text:span text:style-name="T174">тирования) и возвращает это значение.</text:span></text:p>
        </text:list-item>
      </text:list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><text:s/></text:p>
      <text:p text:style-name="P184"/>
      <text:p text:style-name="P185"/>
      <text:p text:style-name="P186"/>
      <text:p text:style-name="P187">3. Набор тестов</text:p>
      <text:p text:style-name="P188"/>
      <text:p text:style-name="P189">Пояснение:</text:p>
      <text:p text:style-name="P190"/>
      <text:list text:style-name="LFO8" text:continue-numbering="true">
        <text:list-item>
          <text:p text:style-name="P191">На ввод подается число выбора действия из текстового интерфейса</text:p>
        </text:list-item>
        <text:list-item>
          <text:p text:style-name="P192"><text:span text:style-name="T193">При обновлении координат фигуры – выводится номер пары координат фигуры</text:span></text:p>
        </text:list-item>
        <text:list-item>
          <text:p text:style-name="P194"><text:span text:style-name="T195">Выводится информация о<text:s/></text:span><text:span text:style-name="T196">состоянии<text:s/></text:span><text:span text:style-name="T197">tuple</text:span><text:span text:style-name="T198"><text:s/>фигур, происходит проверка тестами</text:span></text:p>
        </text:list-item>
      </text:list>
      <text:p text:style-name="P199"><text:span text:style-name="T200">Test</text:span><text:span text:style-name="T201"><text:s/>1</text:span></text:p>
      <text:p text:style-name="P202"/>
      <text:p text:style-name="P203"><text:span text:style-name="T204">Test</text:span><text:span text:style-name="T205"><text:s/>3</text:span></text:p>
      <text:p text:style-name="P206"/>
      <text:list text:style-name="LFO7" text:continue-numbering="true">
        <text:list-item>
          <text:p text:style-name="P207">Результаты выполнения тестов</text:p>
        </text:list-item>
      </text:list>
      <text:p text:style-name="P208"><text:span text:style-name="T209">Test 1</text:span></text:p>
      <text:p text:style-name="P210">Test 2</text:p>
      <text:p text:style-name="P211">Test 3</text:p>
      <text:p text:style-name="P212"/>
      <text:p text:style-name="P213"/>
      <text:soft-page-break/>
      <text:p text:style-name="P214"><text:span text:style-name="T215">5.<text:s/></text:span><text:span text:style-name="T216">Листинг</text:span><text:span text:style-name="T217"><text:s/></text:span><text:span text:style-name="T218">программы</text:span></text:p>
      <text:p text:style-name="P219"/>
      <text:p text:style-name="P220"/>
      <text:p text:style-name="P221"><text:span text:style-name="T222">main</text:span><text:span text:style-name="T223">.cpp</text:span></text:p>
      <text:p text:style-name="P224"/>
      <text:p text:style-name="P225"/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</table:table>
      <text:h text:style-name="P234" text:outline-level="2"><text:span text:style-name="T235">point.h</text:span></text:h>
      <text:p text:style-name="P236"/>
      <text:h text:style-name="P237" text:outline-level="2"><text:span text:style-name="T238">rectangle.h</text:span></text:h>
      <text:p text:style-name="P239"/>
      <text:h text:style-name="P240" text:outline-level="2"><text:span text:style-name="T241">triangle.h</text:span></text:h>
      <text:p text:style-name="P242"/>
      <text:p text:style-name="P243"/>
      <text:p text:style-name="Textbody"><text:span text:style-name="T244">quadrate.h</text:span></text:p>
      <text:p text:style-name="P245"/>
      <text:p text:style-name="Textbody"><text:span text:style-name="T246">CMakeLists.txt</text:span></text:p>
      <text:p text:style-name="P247"><text:s text:c="2"/></text:p>
      <text:p text:style-name="P248">cmake_minimum_required(VERSION 3.5)</text:p>
      <text:p text:style-name="P249"/>
      <text:p text:style-name="Textbody"><text:span text:style-name="T250">project(lab</text:span><text:span text:style-name="T251">5</text:span><text:span text:style-name="T252">)</text:span></text:p>
      <text:p text:style-name="P253"/>
      <text:p text:style-name="P254">add_executable(lab5<text:s/>main.cpp)</text:p>
      <text:p text:style-name="P255"/>
      <text:p text:style-name="P256">set_property(TARGET lab5<text:s/>PROPERTY CXX_STANDARD 11)</text:p>
      <text:p text:style-name="P257"/>
      <text:p text:style-name="P258">set(CMAKE_CXX_FLAGS "${CMAKE_CXX_FLAGS} -Wall -Wextra -g")</text:p>
      <text:p text:style-name="P259"/>
      <text:p text:style-name="P260"/>
      <text:p text:style-name="P261"/>
      <text:p text:style-name="P262">6. Ссылка на репозиторий</text:p>
      <text:p text:style-name="P263"/>
      <text:p text:style-name="P264"><text:a xlink:href="https://github.com/nikit34/oop_exercise_05" office:target-frame-name="_top" xlink:show="replace"><text:span text:style-name="T265">https://github.com/nikit34/oop_exercise_05</text:span></text:a></text:p>
      <text:p text:style-name="P266"/>
      <text:p text:style-name="P267"/>
      <text:soft-page-break/>
      <text:p text:style-name="P268"><text:span text:style-name="T269">7. Объяснение результатов работы программы</text:span></text:p>
      <text:p text:style-name="P270"/>
      <text:p text:style-name="P271">Контейнер «очередь» реализован с помощью умных указателей. Queue содержит умный указатель std::shared_ptr на первый элемент очереди, умный указатель std::weak__ptr на последний элемент и размер очереди size_t size.<text:s/></text:p>
      <text:p text:style-name="P272">Элемент очереди<text:s/>- класс<text:s/>Node, который содержит умный указатель std::shared_ptr на следующий элемент очереди, умный указатель std::weak_ptr на предыдущий элемент и значение.</text:p>
      <text:p text:style-name="P273">Указатель на предыдущий элемент очереди сделан с помощью weak_ptr, чтобы можно было легко удалять элемент из очереди, изменяя только указатели next, тем самым то, на что указывали раньше shared_ptr`ы, удаляется, т. к. на него указывают только weak_ptr`ы, а weak_ptr содержит слабую ссылку и не учитывается при подсчете количества указателей на какой-то объект.<text:s/></text:p>
      <text:p text:style-name="P274"/>
      <text:p text:style-name="P275"/>
      <text:p text:style-name="P276"/>
      <text:p text:style-name="P277">8. Вывод</text:p>
      <text:p text:style-name="P278"><text:s text:c="2"/><text:tab/><text:s/><text:tab/></text:p>
      <text:p text:style-name="P279">В ходе работы были получены навыки использования умных указателей и итераторов.<text:s/></text:p>
      <text:p text:style-name="P280">Умные указатели,<text:s/>при использовании позволяют сэкономить время на выявление утечек памяти и исправления их.<text:s/></text:p>
      <text:p text:style-name="P281">Итераторы предоставляют уровень абстракции, скрывающий внутреннюю структуру контейнера от пользователя. Это также позволяет ускорить и обезопасить использование различных реализаций контейнеров с похожим интерфейсом.</text:p>
      <text:p text:style-name="P282">В ООП такое поведение называется параметрическим полиморфизмом.</text:p>
      <text:p text:style-name="P283"/>
      <text:p text:style-name="P284"/>
      <text:p text:style-name="P285"/>
      <text:p text:style-name="P286">9. Список литературы <text:s text:c="2"/></text:p>
      <text:p text:style-name="P287"><text:span text:style-name="T288">1. Перегрузка операторов С++ [Электронный ресурс]. <text:s/></text:span><text:span text:style-name="T289">URL:</text:span><text:a xlink:href="https://ravesli.com/urok-45-pobitovye-operatory/" office:target-frame-name="_top" xlink:show="replace"><text:span text:style-name="T290"><text:s/></text:span></text:a><text:a xlink:href="https://metanit.com/cpp/tutorial/5.14.php" office:target-frame-name="_top" xlink:show="replace"><text:span text:style-name="T291">https://metanit.com/cpp/tutorial/5.14.php</text:span></text:a></text:p>
      <text:p text:style-name="P292">(дата обращения: 29.09.2020).</text:p>
      <text:p text:style-name="P293"/>
      <text:p text:style-name="P294">2. Битовые операции С++ [Электронный ресурс]. URL:</text:p>
      <text:p text:style-name="P295"><text:a xlink:href="http://www.c-cpp.ru/books/bitovye-operatory" office:target-frame-name="_top" xlink:show="replace"><text:span text:style-name="T296">http://www.c-cpp.ru/books/bitovye-operatory</text:span></text:a></text:p>
      <text:p text:style-name="P297"><text:span text:style-name="T298">(дата обращения: 29.09.2020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</text:list-level-style-number>
      <text:list-level-style-bullet text:level="2" text:style-name="WW_CharLFO9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Пермяков</dc:creator>
    <meta:creation-date>2020-10-07T11:31:00Z</meta:creation-date>
    <dc:date>2020-11-10T07:03:00Z</dc:date>
    <meta:template xlink:href="Normal.dotm" xlink:type="simple"/>
    <meta:editing-cycles>12</meta:editing-cycles>
    <meta:editing-duration>PT20400S</meta:editing-duration>
    <meta:document-statistic meta:page-count="7" meta:paragraph-count="10" meta:word-count="807" meta:character-count="5399" meta:row-count="38" meta:non-whitespace-character-count="4602"/>
  </office:meta>
</office:document-meta>
</file>